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095cm" table:align="left" fo:background-color="transparent">
        <style:background-image/>
      </style:table-properties>
    </style:style>
    <style:style style:name="Tableau1.A" style:family="table-column">
      <style:table-column-properties style:column-width="2.2cm"/>
    </style:style>
    <style:style style:name="Tableau1.B" style:family="table-column">
      <style:table-column-properties style:column-width="2.397cm"/>
    </style:style>
    <style:style style:name="Tableau1.C" style:family="table-column">
      <style:table-column-properties style:column-width="2.298cm"/>
    </style:style>
    <style:style style:name="Tableau1.1" style:family="table-row">
      <style:table-row-properties style:min-row-height="0.7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background-color="#add9e0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" style:family="table" style:master-page-name="">
      <style:table-properties style:width="9.151cm" style:page-number="auto" table:align="margins"/>
    </style:style>
    <style:style style:name="Tableau3.A" style:family="table-column">
      <style:table-column-properties style:column-width="9.151cm" style:rel-column-width="65535*"/>
    </style:style>
    <style:style style:name="Tableau3.1" style:family="table-row">
      <style:table-row-properties style:min-row-height="2cm"/>
    </style:style>
    <style:style style:name="Tableau3.A1" style:family="table-cell">
      <style:table-cell-properties style:vertical-align="middle" fo:padding="0.097cm" fo:border="none"/>
    </style:style>
    <style:style style:name="Tableau5" style:family="table">
      <style:table-properties style:width="9.195cm" fo:margin-left="0cm" fo:margin-right="-0.044cm" table:align="margins" fo:background-color="transparent">
        <style:background-image/>
      </style:table-properties>
    </style:style>
    <style:style style:name="Tableau5.A" style:family="table-column">
      <style:table-column-properties style:column-width="4.39cm" style:rel-column-width="2489*"/>
    </style:style>
    <style:style style:name="Tableau5.B" style:family="table-column">
      <style:table-column-properties style:column-width="4.805cm" style:rel-column-width="2724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style:vertical-align="" fo:padding="0cm" fo:border="none"/>
    </style:style>
    <style:style style:name="Tableau5.B1" style:family="table-cell">
      <style:table-cell-properties style:vertical-align="middle" fo:padding="0cm" fo:border="none"/>
    </style:style>
    <style:style style:name="P1" style:family="paragraph" style:parent-style-name="_5f_Header_20_M_20_page_20_impaire_20__28_D_29_">
      <style:text-properties officeooo:rsid="01035d0f" officeooo:paragraph-rsid="01035d0f"/>
    </style:style>
    <style:style style:name="P2" style:family="paragraph" style:parent-style-name="_5f_Header_20_M_20_page_20_impaire_20__28_D_29_">
      <style:text-properties officeooo:rsid="0101a5c8" officeooo:paragraph-rsid="0101a5c8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D_20_page_20_impaire_20__28_D_29_">
      <style:text-properties officeooo:rsid="00fe4814" officeooo:paragraph-rsid="00fe4814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G_20_page_20_paire_20__28_G_29_">
      <style:text-properties officeooo:rsid="00fbc68f" officeooo:paragraph-rsid="00fbc68f"/>
    </style:style>
    <style:style style:name="P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9" style:family="paragraph" style:parent-style-name="_5f_Footer_20_page_20_impaire_20__28_D_29_">
      <style:text-properties officeooo:paragraph-rsid="01316a8b"/>
    </style:style>
    <style:style style:name="P10" style:family="paragraph" style:parent-style-name="_5f_Footer_20_page_20_impaire_20__28_D_29_"/>
    <style:style style:name="P1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13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1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1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16" style:family="paragraph" style:parent-style-name="_5f_Footer_20_page_20_paire_20__28_G_29_">
      <style:text-properties officeooo:paragraph-rsid="013b50d8"/>
    </style:style>
    <style:style style:name="P17" style:family="paragraph" style:parent-style-name="_5f_Footer_20_page_20_paire_20__28_G_29_">
      <style:text-properties officeooo:paragraph-rsid="01397109"/>
    </style:style>
    <style:style style:name="P18" style:family="paragraph" style:parent-style-name="_5f_Footer_20_page_20_paire_20__28_G_29_">
      <style:text-properties officeooo:paragraph-rsid="0135ac9e"/>
    </style:style>
    <style:style style:name="P19" style:family="paragraph" style:parent-style-name="_5f_Footer_20_page_20_paire_20__28_G_29_">
      <style:text-properties officeooo:paragraph-rsid="01336347"/>
    </style:style>
    <style:style style:name="P20" style:family="paragraph" style:parent-style-name="_5f_Footer_20_page_20_paire_20__28_G_29_">
      <style:text-properties officeooo:paragraph-rsid="01316a8b"/>
    </style:style>
    <style:style style:name="P21" style:family="paragraph" style:parent-style-name="_5f_Footer_20_page_20_paire_20__28_G_29_"/>
    <style:style style:name="P22" style:family="paragraph" style:parent-style-name="_5f_Header_20_D_20_page_20_paire_20__28_G_29_">
      <style:text-properties officeooo:rsid="0101821f" officeooo:paragraph-rsid="0101821f"/>
    </style:style>
    <style:style style:name="P23" style:family="paragraph" style:parent-style-name="_5f_Header_20_D_20_page_20_paire_20__28_G_29_">
      <style:text-properties officeooo:paragraph-rsid="00fe4814"/>
    </style:style>
    <style:style style:name="P2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25" style:family="paragraph" style:parent-style-name="_5f_Header_20_G_20_page_20_paire_20__28_G_29_">
      <style:text-properties officeooo:rsid="00ff3616" officeooo:paragraph-rsid="00ff3616"/>
    </style:style>
    <style:style style:name="P26" style:family="paragraph" style:parent-style-name="_5f_Header_20_M_20_page_20_impaire_20__28_D_29_">
      <style:text-properties officeooo:rsid="01035d0f" officeooo:paragraph-rsid="01035d0f"/>
    </style:style>
    <style:style style:name="P27" style:family="paragraph" style:parent-style-name="_5f_Header_20_M_20_page_20_paire_20__28_G_29_">
      <style:text-properties officeooo:rsid="0101a5c8" officeooo:paragraph-rsid="0101a5c8"/>
    </style:style>
    <style:style style:name="P2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9" style:family="paragraph" style:parent-style-name="_5f_Paragraphe">
      <style:paragraph-properties fo:text-align="center" style:justify-single-word="false"/>
    </style:style>
    <style:style style:name="P30" style:family="paragraph" style:parent-style-name="_5f_Paragraphe" style:list-style-name="">
      <loext:graphic-properties draw:fill="none"/>
      <style:paragraph-properties fo:margin-left="-0.101cm" fo:margin-right="0.199cm" fo:margin-top="0.101cm" fo:margin-bottom="0.101cm" style:contextual-spacing="false" fo:text-align="start" style:justify-single-word="false" fo:orphans="0" fo:widows="0" fo:hyphenation-ladder-count="no-limit" fo:text-indent="0cm" style:auto-text-indent="false" fo:background-color="transparent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_5f_Paragraphe">
      <style:paragraph-properties fo:margin-top="0.101cm" fo:margin-bottom="0cm" style:contextual-spacing="false"/>
    </style:style>
    <style:style style:name="P32" style:family="paragraph" style:parent-style-name="_5f_Paragraphe_5f_Réponse_5f_Elève">
      <style:text-properties officeooo:paragraph-rsid="00c9c3ad"/>
    </style:style>
    <style:style style:name="P33" style:family="paragraph" style:parent-style-name="_5f_Paragraphe_5f_Réponse_5f_Elève">
      <style:text-properties officeooo:paragraph-rsid="00cb3dfd"/>
    </style:style>
    <style:style style:name="P34" style:family="paragraph" style:parent-style-name="_5f_Paragraphe_5f_Réponse_5f_Pointillés_5f_Grisés" style:list-style-name="">
      <loext:graphic-properties draw:fill="none"/>
      <style:paragraph-properties fo:margin-left="-0.101cm" fo:margin-right="0.101cm" fo:margin-top="0.101cm" fo:margin-bottom="0.101cm" style:contextual-spacing="false" fo:line-height="0.7cm" fo:text-align="start" style:justify-single-word="false" fo:text-indent="0cm" style:auto-text-indent="false" fo:background-color="transparent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P35" style:family="paragraph" style:parent-style-name="_5f_Paragraphe_5f_avec_5f_Num_5f_Question" style:list-style-name="_5f_Numérotation_20_des_20_exercices"/>
    <style:style style:name="P36" style:family="paragraph" style:parent-style-name="_5f_Paragraphe_5f_avec_5f_Num_5f_Question" style:list-style-name="_5f_Numérotation_20_des_20_exercices">
      <loext:graphic-properties draw:fill="none"/>
      <style:paragraph-properties fo:margin-left="-0.101cm" fo:margin-right="0.101cm" fo:margin-top="0.199cm" fo:margin-bottom="0.101cm" style:contextual-spacing="false" fo:text-align="justify" style:justify-single-word="false" fo:text-indent="0cm" style:auto-text-indent="false" fo:background-color="transparent" text:number-lines="true" text:line-number="0"/>
    </style:style>
    <style:style style:name="P37" style:family="paragraph" style:parent-style-name="_5f_Premier_5f_Titre_5f_Exercices_5f_avec_5f_Num_5f_Exo_5f_sans_5f_Titre" style:list-style-name="_5f_Numérotation_20_des_20_exercices"/>
    <style:style style:name="P38" style:family="paragraph" style:parent-style-name="_5f_Premier_5f_Titre_5f_Exercices_5f_avec_5f_Num_5f_Exo_5f_sans_5f_Titre" style:list-style-name="_5f_Numérotation_20_des_20_exercices" style:master-page-name="SERIE_5f_Geometrie_5f_CLR_5f_1ca2b8_5f_2col">
      <style:paragraph-properties style:page-number="auto"/>
    </style:style>
    <style:style style:name="P39" style:family="paragraph" style:parent-style-name="_5f_Titre_5f_Exercices_5f_avec_5f_Titre" style:list-style-name="_5f_Numérotation_20_des_20_exercices"/>
    <style:style style:name="P40" style:family="paragraph" style:parent-style-name="_5f_Titre_5f_Exercices_5f_sans_5f_Titre" style:list-style-name="_5f_Numérotation_20_des_20_exercices"/>
    <style:style style:name="P41" style:family="paragraph" style:parent-style-name="_5f_Titre_5f_Exercices_5f_sans_5f_Titre" style:list-style-name="_5f_Numérotation_20_des_20_exercices">
      <style:paragraph-properties fo:text-align="start" style:justify-single-word="false"/>
    </style:style>
    <style:style style:name="P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3" style:family="paragraph">
      <style:paragraph-properties fo:margin-left="0cm" fo:margin-right="0cm" fo:margin-top="0cm" fo:margin-bottom="0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8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4" style:family="paragraph">
      <style:paragraph-properties fo:text-align="center"/>
    </style:style>
    <style:style style:name="P5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6" style:family="paragraph">
      <loext:graphic-properties draw:fill="solid" draw:fill-color="#d7e12c"/>
    </style:style>
    <style:style style:name="P57" style:family="paragraph">
      <loext:graphic-properties draw:fill="solid" draw:fill-color="#7fb241"/>
    </style:style>
    <style:style style:name="P58" style:family="paragraph">
      <loext:graphic-properties draw:fill="solid" draw:fill-color="#9d0f89"/>
    </style:style>
    <style:style style:name="P59" style:family="paragraph">
      <loext:graphic-properties draw:fill="solid" draw:fill-color="#1ca2b8"/>
    </style:style>
    <style:style style:name="P6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7fb241" loext:opacity="100%" style:font-name="Bitstream Vera Sans6" fo:font-size="16pt" fo:font-weight="bold"/>
    </style:style>
    <style:style style:name="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T3" style:family="text">
      <style:text-properties fo:font-variant="small-caps" fo:color="#7fb241" loext:opacity="100%" style:font-name="Bitstream Vera Sans6" fo:font-size="16pt" fo:font-weight="bold" officeooo:rsid="02768590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6" style:family="text">
      <style:text-properties fo:font-size="16pt" officeooo:rsid="00fe4814" style:font-size-asian="16pt" style:font-size-complex="16pt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officeooo:rsid="00cb3dfd"/>
    </style:style>
    <style:style style:name="T9" style:family="text">
      <style:text-properties officeooo:rsid="00c9c3a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cb3dfd"/>
    </style:style>
    <style:style style:name="T12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4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6" style:family="text"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-41% 100%" style:font-name="Bitstream Vera Sans1" fo:font-size="9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2">
          <style:column style:rel-width="2553*" fo:start-indent="0cm" fo:end-indent="0.249cm"/>
          <style:column style:rel-width="2550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loext:decorative="false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2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7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4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28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1.027cm" fo:min-width="8.204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2" style:family="graphic">
      <style:graphic-properties draw:stroke="solid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8.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7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85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1.87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" style:family="graphic">
      <style:graphic-properties draw:stroke="solid" svg:stroke-width="0.019cm" svg:stroke-color="#000000" draw:marker-start-width="0.199cm" draw:marker-start-center="false" draw:marker-end-width="0.19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8" style:family="graphic">
      <style:graphic-properties loext:decorative="false" fo:margin-left="0.4cm" fo:margin-right="0.10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stroke-dash="Dashed_20__28_var_29__20_68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80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0" style:family="graphic">
      <style:graphic-properties draw:stroke="none" draw:stroke-dash="Dashed_20__28_var_29__20_69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445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1" style:family="graphic">
      <style:graphic-properties draw:stroke="none" draw:stroke-dash="Dashed_20__28_var_29__20_70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415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2" style:family="graphic">
      <style:graphic-properties draw:stroke="none" draw:stroke-dash="Dashed_20__28_var_29__20_71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445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3" style:family="graphic">
      <style:graphic-properties draw:stroke="none" draw:stroke-dash="Dashed_20__28_var_29__20_72" svg:stroke-width="0.019cm" svg:stroke-color="#000000" draw:marker-start-width="0.205cm" draw:marker-start-center="false" draw:marker-end-width="0.205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415cm" fo:min-width="0.27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1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23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22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3cm" fo:min-width="0.31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8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19cm" svg:stroke-color="#000000" draw:marker-start="Dimension_20_Lines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13cm" fo:min-width="0.28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489cm" fo:min-width="0.21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2" style:family="graphic">
      <style:graphic-properties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3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3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2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true" fo:min-height="0.415cm" fo:min-width="0.30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415cm" fo:min-width="0.1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9" style:family="graphic">
      <style:graphic-properties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19cm" svg:stroke-color="#000000" draw:marker-start="Dimension_20_Lines" draw:marker-start-width="0.231cm" draw:marker-start-center="false" draw:marker-end="Dimension_20_Lines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textarea-horizontal-align="left" draw:auto-grow-height="true" draw:auto-grow-width="true" fo:min-height="0.503cm" fo:min-width="0.38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2" style:family="graphic">
      <style:graphic-properties draw:stroke="solid" svg:stroke-width="0.019cm" svg:stroke-color="#000000" draw:marker-start="Dimension_20_Lines" draw:marker-start-width="0.229cm" draw:marker-start-center="false" draw:marker-end="Dimension_20_Lines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5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5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38" text:outline-level="1"><text:span text:style-name="_5f_Caractères"><text:s/>Écris les trois inégalités triangulaires :</text:span></text:h>
        </text:list-item>
      </text:list>
      <text:section text:style-name="Sect1" text:name="Section22">
        <text:list text:continue-numbering="true" text:style-name="_5f_Numérotation_20_des_20_exercices">
          <text:list-item>
            <text:list>
              <text:list-item>
                <text:h text:style-name="P35" text:outline-level="2"><text:span text:style-name="_5f_Caractères">Dans le triangle RST.</text:span></text:h>
              </text:list-item>
            </text:list>
          </text:list-item>
        </text:list>
        <text:h text:style-name="_5f_Paragraphe" text:outline-level="1"><draw:g text:anchor-type="as-char" draw:z-index="72" draw:name="Forme6" draw:style-name="gr1"><draw:polygon draw:style-name="gr6" draw:text-style-name="P45" svg:width="1.953cm" svg:height="1.093cm" svg:x="0.265cm" svg:y="0.349cm" svg:viewBox="0 0 1954 1094" draw:points="437,0 0,1094 1954,1094"><text:p/></draw:polygon><draw:frame draw:style-name="gr7" draw:text-style-name="P46" svg:width="0.249cm" svg:height="0.414cm" svg:x="0.596cm" svg:y="0cm"><draw:text-box><text:p text:style-name="P43"><text:span text:style-name="T13">R</text:span></text:p></draw:text-box></draw:frame><draw:frame draw:style-name="gr8" draw:text-style-name="P46" svg:width="0.228cm" svg:height="0.414cm" svg:x="0cm" svg:y="1.275cm"><draw:text-box><text:p text:style-name="P43"><text:span text:style-name="T13">S</text:span></text:p></draw:text-box></draw:frame><draw:frame draw:style-name="gr9" draw:text-style-name="P46" svg:width="0.219cm" svg:height="0.414cm" svg:x="2.307cm" svg:y="1.298cm"><draw:text-box><text:p text:style-name="P43"><text:span text:style-name="T13">T</text:span></text:p></draw:text-box></draw:frame></draw:g></text:h>
        <text:p text:style-name="_5f_Paragraphe_5f_Réponse_5f_Elève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/text:section>
      <text:section text:style-name="Sect1" text:name="Section23">
        <text:list text:continue-numbering="true" text:style-name="_5f_Numérotation_20_des_20_exercices">
          <text:list-item>
            <text:list>
              <text:list-item>
                <text:h text:style-name="P35" text:outline-level="2"><text:span text:style-name="_5f_Caractères">Dans le triangle AEC.</text:span></text:h>
              </text:list-item>
            </text:list>
          </text:list-item>
        </text:list>
        <text:h text:style-name="_5f_Paragraphe" text:outline-level="1"><draw:g text:anchor-type="as-char" draw:z-index="73" draw:name="Forme7" draw:style-name="gr1"><draw:line draw:style-name="gr2" draw:text-style-name="P42" svg:x1="0.254cm" svg:y1="1.302cm" svg:x2="0.757cm" svg:y2="0.32cm"><text:p/></draw:line><draw:line draw:style-name="gr2" draw:text-style-name="P42" svg:x1="0.757cm" svg:y1="0.329cm" svg:x2="2.456cm" svg:y2="1.306cm"><text:p/></draw:line><draw:line draw:style-name="gr2" draw:text-style-name="P42" svg:x1="0.261cm" svg:y1="1.295cm" svg:x2="2.45cm" svg:y2="1.295cm"><text:p/></draw:line><draw:line draw:style-name="gr2" draw:text-style-name="P42" svg:x1="0.75cm" svg:y1="0.336cm" svg:x2="1.727cm" svg:y2="1.304cm"><text:p/></draw:line><draw:frame draw:style-name="gr3" draw:text-style-name="P44" svg:width="0.246cm" svg:height="0.414cm" svg:x="0.653cm" svg:y="0cm"><draw:text-box><text:p text:style-name="P43"><text:span text:style-name="T12">A</text:span></text:p></draw:text-box></draw:frame><draw:frame draw:style-name="gr3" draw:text-style-name="P44" svg:width="0.246cm" svg:height="0.414cm" svg:x="0cm" svg:y="1.171cm"><draw:text-box><text:p text:style-name="P43"><text:span text:style-name="T12">B</text:span></text:p></draw:text-box></draw:frame><draw:frame draw:style-name="gr4" draw:text-style-name="P44" svg:width="0.251cm" svg:height="0.414cm" svg:x="2.496cm" svg:y="1.164cm"><draw:text-box><text:p text:style-name="P43"><text:span text:style-name="T12">C</text:span></text:p></draw:text-box></draw:frame><draw:frame draw:style-name="gr5" draw:text-style-name="P44" svg:width="0.227cm" svg:height="0.414cm" svg:x="1.616cm" svg:y="1.321cm"><draw:text-box><text:p text:style-name="P43"><text:span text:style-name="T12">E</text:span></text:p></draw:text-box></draw:frame></draw:g></text:h>
        <text:p text:style-name="_5f_Paragraphe_5f_Réponse_5f_Elève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/text:section>
      <text:list text:continue-numbering="true" text:style-name="_5f_Numérotation_20_des_20_exercices">
        <text:list-item>
          <text:h text:style-name="P40" text:outline-level="1"><draw:g text:anchor-type="paragraph" draw:z-index="70" draw:name="Forme8" draw:style-name="gr18"><draw:frame draw:style-name="gr19" draw:text-style-name="P49" svg:width="0.246cm" svg:height="0.803cm" draw:transform="rotate (0.0216420827247297) translate (6.11011111111111cm 0.0246944444444444cm)"><draw:text-box><text:p text:style-name="P43"><text:span text:style-name="T12">A</text:span></text:p></draw:text-box></draw:frame><draw:frame draw:style-name="gr20" draw:text-style-name="P49" svg:width="0.227cm" svg:height="0.445cm" draw:transform="rotate (0.023387411976724) translate (7.65175cm 0.0246944444444444cm)"><draw:text-box><text:p text:style-name="P43"><text:span text:style-name="T12">E</text:span></text:p></draw:text-box></draw:frame><draw:frame draw:style-name="gr21" draw:text-style-name="P49" svg:width="0.246cm" svg:height="0.415cm" draw:transform="rotate (0.0214675497995303) translate (8.87941666666667cm 0.0246944444444444cm)"><draw:text-box><text:p text:style-name="P43"><text:span text:style-name="T12">B</text:span></text:p></draw:text-box></draw:frame><draw:frame draw:style-name="gr22" draw:text-style-name="P49" svg:width="0.251cm" svg:height="0.445cm" draw:transform="rotate (0.0282743338823081) translate (7.35541666666667cm 1.143cm)"><draw:text-box><text:p text:style-name="P43"><text:span text:style-name="T12">C</text:span></text:p></draw:text-box></draw:frame><draw:frame draw:style-name="gr23" draw:text-style-name="P49" svg:width="0.276cm" svg:height="0.415cm" draw:transform="rotate (0.0191986217719376) translate (6.87211111111111cm 1.79740277777778cm)"><draw:text-box><text:p text:style-name="P43"><text:span text:style-name="T12">D</text:span></text:p></draw:text-box></draw:frame><draw:polygon draw:style-name="gr6" draw:text-style-name="P45" svg:width="2.604cm" svg:height="0.622cm" svg:x="6.242cm" svg:y="0.501cm" svg:viewBox="0 0 2605 623" draw:points="0,0 2605,0 1117,623"><text:p/></draw:polygon><draw:polyline draw:style-name="gr6" draw:text-style-name="P45" svg:width="1.488cm" svg:height="1.243cm" svg:x="6.242cm" svg:y="0.501cm" svg:viewBox="0 0 1489 1244" draw:points="0,0 743,1244 1489,0"><text:p/></draw:polyline></draw:g><text:span text:style-name="_5f_Caractères">ABC et ADC sont deux triangles. E est le point d’intersection des droites (DC) et (AB).</text:span></text:h>
        </text:list-item>
      </text:list>
      <text:h text:style-name="_5f_Paragraphe" text:outline-level="1"><text:span text:style-name="_5f_Caractères">Complète par les symboles &lt;, &gt; ou =.</text:span></text:h>
      <text:section text:style-name="Sect2" text:name="Section20">
        <text:list text:continue-numbering="true" text:style-name="_5f_Numérotation_20_des_20_exercices">
          <text:list-item>
            <text:list>
              <text:list-item>
                <text:h text:style-name="P35" text:outline-level="2"><text:span text:style-name="_5f_Caractères">AD </text:span><text:span text:style-name="_5f_pointillés_20_gris">....... </text:span><text:span text:style-name="_5f_Caractères">AC + CD</text:span></text:h>
              </text:list-item>
              <text:list-item>
                <text:h text:style-name="P35" text:outline-level="2"><text:span text:style-name="_5f_Caractères">BE + EA </text:span><text:span text:style-name="_5f_pointillés_20_gris">....... </text:span><text:span text:style-name="_5f_Caractères">BA</text:span></text:h>
              </text:list-item>
              <text:list-item>
                <text:h text:style-name="P35" text:outline-level="2"><text:span text:style-name="_5f_Caractères">CA </text:span><text:span text:style-name="_5f_pointillés_20_gris">....... </text:span><text:span text:style-name="_5f_Caractères">CB + BA</text:span></text:h>
              </text:list-item>
              <text:list-item>
                <text:h text:style-name="P35" text:outline-level="2"><text:span text:style-name="_5f_Caractères">BC + CA </text:span><text:span text:style-name="_5f_pointillés_20_gris">....... </text:span><text:span text:style-name="_5f_Caractères">BA</text:span></text:h>
              </text:list-item>
              <text:list-item>
                <text:h text:style-name="P35" text:outline-level="2"><text:span text:style-name="_5f_Caractères">DE + EC </text:span><text:span text:style-name="_5f_pointillés_20_gris">....... </text:span><text:span text:style-name="_5f_Caractères">DC</text:span></text:h>
              </text:list-item>
              <text:list-item>
                <text:h text:style-name="P35" text:outline-level="2"><text:span text:style-name="_5f_Caractères">DE </text:span><text:span text:style-name="_5f_pointillés_20_gris">....... </text:span><text:span text:style-name="_5f_Caractères">DC + CE</text:span></text:h>
              </text:list-item>
              <text:list-item>
                <text:h text:style-name="P35" text:outline-level="2"><text:span text:style-name="_5f_Caractères">CE + EA </text:span><text:span text:style-name="_5f_pointillés_20_gris">....... </text:span><text:span text:style-name="_5f_Caractères">CA</text:span></text:h>
              </text:list-item>
              <text:list-item>
                <text:h text:style-name="P35" text:outline-level="2"><text:span text:style-name="_5f_Caractères">AE </text:span><text:span text:style-name="_5f_pointillés_20_gris">....... </text:span><text:span text:style-name="_5f_Caractères">AB +BE</text:span></text:h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39" text:outline-level="1"><text:span text:style-name="_5f_Caractères_5f_gras">Des points alignés ?</text:span></text:h>
          <text:list>
            <text:list-item>
              <text:h text:style-name="P35" text:outline-level="2"><text:span text:style-name="_5f_Caractères">Dans chaque cas, en justifiant ta réponse, indique si les points sont alignés.</text:span></text:h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header-rows>
          <table:table-row table:style-name="Tableau1.1">
            <table:table-cell table:style-name="Tableau1.A1" office:value-type="string">
              <text:h text:style-name="_5f_Paragraphe" text:outline-level="1"><text:span text:style-name="_5f_Caractères_5f_espacement_5f_-0_2c_3pt"><text:span text:style-name="T10">A, B et C</text:span></text:span></text:h>
            </table:table-cell>
            <table:table-cell table:style-name="Tableau1.B1" office:value-type="string">
              <text:h text:style-name="_5f_Tableau_5f_Centré" text:outline-level="1"><text:span text:style-name="_5f_Caractères_5f_espacement_5f_-0_2c_3pt">AB = 14 cm</text:span></text:h>
            </table:table-cell>
            <table:table-cell table:style-name="Tableau1.C1" office:value-type="string">
              <text:h text:style-name="_5f_Tableau_5f_Centré" text:outline-level="1"><text:span text:style-name="_5f_Caractères_5f_espacement_5f_-0_2c_3pt">BC = 7 cm</text:span></text:h>
            </table:table-cell>
            <table:table-cell table:style-name="Tableau1.D1" office:value-type="string">
              <text:h text:style-name="_5f_Tableau_5f_Centré" text:outline-level="1"><text:span text:style-name="_5f_Caractères_5f_espacement_5f_-0_2c_3pt">AC = 9 cm</text:span></text:h>
            </table:table-cell>
          </table:table-row>
        </table:table-header-rows>
        <table:table-row table:style-name="Tableau1.1">
          <table:table-cell table:style-name="Tableau1.A2" office:value-type="string">
            <text:h text:style-name="_5f_Paragraphe" text:outline-level="1"><text:span text:style-name="_5f_Caractères_5f_espacement_5f_-0_2c_3pt"><text:span text:style-name="T10">D, E et F</text:span></text:span></text:h>
          </table:table-cell>
          <table:table-cell table:style-name="Tableau1.B2" office:value-type="string">
            <text:h text:style-name="_5f_Tableau_5f_Centré" text:outline-level="1"><text:span text:style-name="_5f_Caractères_5f_espacement_5f_-0_2c_3pt">DE = 5,5 m</text:span></text:h>
          </table:table-cell>
          <table:table-cell table:style-name="Tableau1.C2" office:value-type="string">
            <text:h text:style-name="_5f_Tableau_5f_Centré" text:outline-level="1"><text:span text:style-name="_5f_Caractères_5f_espacement_5f_-0_2c_3pt">EF = 4 m</text:span></text:h>
          </table:table-cell>
          <table:table-cell table:style-name="Tableau1.D2" office:value-type="string">
            <text:h text:style-name="_5f_Tableau_5f_Centré" text:outline-level="1"><text:span text:style-name="_5f_Caractères_5f_espacement_5f_-0_2c_3pt">DF = 9,5 m</text:span></text:h>
          </table:table-cell>
        </table:table-row>
        <table:table-row table:style-name="Tableau1.1">
          <table:table-cell table:style-name="Tableau1.A2" office:value-type="string">
            <text:h text:style-name="_5f_Paragraphe" text:outline-level="1"><text:span text:style-name="_5f_Caractères_5f_espacement_5f_-0_2c_3pt"><text:span text:style-name="T10">G, H, et K</text:span></text:span></text:h>
          </table:table-cell>
          <table:table-cell table:style-name="Tableau1.B3" office:value-type="string">
            <text:h text:style-name="_5f_Tableau_5f_Centré" text:outline-level="1"><text:span text:style-name="_5f_Caractères_5f_espacement_5f_-0_2c_3pt">GH = 4,5 dm</text:span></text:h>
          </table:table-cell>
          <table:table-cell table:style-name="Tableau1.C3" office:value-type="string">
            <text:h text:style-name="_5f_Tableau_5f_Centré" text:outline-level="1"><text:span text:style-name="_5f_Caractères_5f_espacement_5f_-0_2c_3pt">HK = 91 cm</text:span></text:h>
          </table:table-cell>
          <table:table-cell table:style-name="Tableau1.D3" office:value-type="string">
            <text:h text:style-name="_5f_Tableau_5f_Centré" text:outline-level="1"><text:span text:style-name="_5f_Caractères_5f_espacement_5f_-0_2c_3pt">GK = 46 cm</text:span></text:h>
          </table:table-cell>
        </table:table-row>
      </table:table>
      <text:p text:style-name="_5f_Paragraphe_5f_Réponse_5f_Elève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5" text:outline-level="2"><text:span text:style-name="_5f_Caractères">Quand les points sont alignés, donne l’ordre d’ali­gnement :</text:span></text:h>
            </text:list-item>
          </text:list>
        </text:list-item>
      </text:list>
      <text:p text:style-name="_5f_Paragraphe_5f_Réponse_5f_Elève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40" text:outline-level="1"><text:span text:style-name="_5f_Caractères">Sachant que EF = 5 cm, illustre chacun des cas proposés par une figure et calcule la distance GF</text:span><text:span text:style-name="_5f_Caractères"><text:span text:style-name="T9">.<text:line-break/></text:span></text:span><text:span text:style-name="_5f_Caractères">Le symbole ∈ signifie « appartient à </text:span><text:span text:style-name="_5f_pointillés_20_gris">... </text:span><text:span text:style-name="_5f_Caractères">»</text:span></text:h>
        </text:list-item>
      </text:list>
      <table:table table:name="Tableau3" table:style-name="Tableau3">
        <table:table-column table:style-name="Tableau3.A"/>
        <table:table-header-rows>
          <table:table-row table:style-name="Tableau3.1">
            <table:table-cell table:style-name="Tableau3.A1" office:value-type="string">
              <text:list text:continue-numbering="true" text:style-name="_5f_Numérotation_20_des_20_exercices">
                <text:list-item>
                  <text:list>
                    <text:list-item>
                      <text:h text:style-name="P36" text:outline-level="2"><text:span text:style-name="_5f_Caractères">G</text:span> <text:span text:style-name="Character_5f_20_5f_style">∈ </text:span>[EF] et EG = 1,5 cm </text:h>
                    </text:list-item>
                  </text:list>
                </text:list-item>
              </text:list>
              <text:h text:style-name="P30" text:outline-level="1"/>
              <text:h text:style-name="P30" text:outline-level="1"/>
              <text:p text:style-name="P34"><text:span text:style-name="_5f_pointillés_20_gris"><text:tab/></text:span></text:p>
            </table:table-cell>
          </table:table-row>
        </table:table-header-rows>
        <table:table-row table:style-name="Tableau3.1"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6" text:outline-level="2"><text:span text:style-name="_5f_Caractères">G</text:span> <text:span text:style-name="Character_5f_20_5f_style">∈ </text:span>[EF) et EG = 7,5 cm </text:h>
                  </text:list-item>
                </text:list>
              </text:list-item>
            </text:list>
            <text:h text:style-name="P30" text:outline-level="1"/>
            <text:h text:style-name="P30" text:outline-level="1"/>
            <text:p text:style-name="P34"><text:span text:style-name="_5f_pointillés_20_gris"><text:tab/></text:span></text:p>
          </table:table-cell>
        </table:table-row>
        <table:table-row table:style-name="Tableau3.1">
          <table:table-cell table:style-name="Tableau3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6" text:outline-level="2"><text:span text:style-name="_5f_Caractères">G</text:span> <text:span text:style-name="Character_5f_20_5f_style">∈</text:span> (EF), G ∉ [EF] et EG = 2 cm.</text:h>
                  </text:list-item>
                </text:list>
              </text:list-item>
            </text:list>
            <text:h text:style-name="P30" text:outline-level="1"/>
            <text:h text:style-name="P30" text:outline-level="1"/>
            <text:p text:style-name="P34"><text:span text:style-name="_5f_pointillés_20_gris"><text:tab/></text:span></text:p>
          </table:table-cell>
        </table:table-row>
      </table:table>
      <text:list text:continue-numbering="true" text:style-name="_5f_Numérotation_20_des_20_exercices">
        <text:list-item>
          <text:h text:style-name="P37" text:outline-level="1"><text:span text:style-name="_5f_Caractères_5f_espacement_5f_-0_2c_3pt">En reportant judicieusement au compas les longueurs des segments ci-dessous sur la demi-droite [Ox) ci-après, indique si tu peux construire un triangle à l'aide de ces trois segments. Justifie ta réponse.</text:span></text:h>
        </text:list-item>
      </text:list>
      <text:h text:style-name="P29" text:outline-level="1"><draw:g text:anchor-type="as-char" draw:z-index="66" draw:name="DrawObject 1" draw:style-name="gr39"><draw:line draw:name="Forme 13" draw:style-name="gr40" draw:text-style-name="P42" svg:x1="0cm" svg:y1="1.267cm" svg:x2="1.96cm" svg:y2="0.884cm"><text:p/></draw:line><draw:line draw:name="Forme 14" draw:style-name="gr40" draw:text-style-name="P42" svg:x1="2.078cm" svg:y1="0.53cm" svg:x2="3.771cm" svg:y2="1.001cm"><text:p/></draw:line><draw:frame draw:name="Forme 15" draw:style-name="gr41" draw:text-style-name="P47" svg:width="0.385cm" svg:height="0.503cm" svg:x="0.69cm" svg:y="0.483cm"><draw:text-box><text:p text:style-name="P43"><text:span text:style-name="T14">L</text:span><text:span text:style-name="T17">1</text:span></text:p></draw:text-box></draw:frame><draw:frame draw:name="Forme 16" draw:style-name="gr41" draw:text-style-name="P47" svg:width="0.385cm" svg:height="0.503cm" svg:x="2.551cm" svg:y="0cm"><draw:text-box><text:p text:style-name="P43"><text:span text:style-name="T14">L</text:span><text:span text:style-name="T17">3</text:span></text:p></draw:text-box></draw:frame><draw:frame draw:name="Forme 17" draw:style-name="gr41" draw:text-style-name="P47" svg:width="0.385cm" svg:height="0.503cm" svg:x="4.246cm" svg:y="1.053cm"><draw:text-box><text:p text:style-name="P43"><text:span text:style-name="T14">L</text:span><text:span text:style-name="T17">2</text:span></text:p></draw:text-box></draw:frame><draw:line draw:name="Forme 18" draw:style-name="gr42" draw:text-style-name="P53" svg:x1="2.223cm" svg:y1="1.72cm" svg:x2="6.155cm" svg:y2="1.72cm"><text:p/></draw:line></draw:g></text:h>
      <text:h text:style-name="_5f_Paragraphe" text:outline-level="1"/>
      <text:h text:style-name="_5f_Paragraphe" text:outline-level="1"/>
      <text:h text:style-name="_5f_Paragraphe" text:outline-level="1"><draw:g text:anchor-type="paragraph" draw:z-index="68" draw:name="Forme 1" draw:style-name="gr28"><draw:line draw:style-name="gr29" draw:text-style-name="P50" svg:x1="0.171cm" svg:y1="1.02cm" svg:x2="9.172cm" svg:y2="1.02cm"><text:p/></draw:line><draw:frame draw:style-name="gr30" draw:text-style-name="P46" svg:width="0.283cm" svg:height="0.414cm" svg:x="0.032cm" svg:y="0.501cm"><draw:text-box><text:p text:style-name="P43"><text:span text:style-name="T13">O</text:span></text:p></draw:text-box></draw:frame><draw:frame draw:style-name="gr31" draw:text-style-name="P51" svg:width="0.212cm" svg:height="0.489cm" svg:x="8.897cm" svg:y="0.609cm"><draw:text-box><text:p text:style-name="P43"><text:span text:style-name="T15">x</text:span></text:p></draw:text-box></draw:frame></draw:g></text:h>
      <text:h text:style-name="_5f_Paragraphe" text:outline-level="1"/>
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/text:p>
      <text:list text:continue-numbering="true" text:style-name="_5f_Numérotation_20_des_20_exercices">
        <text:list-item>
          <text:h text:style-name="P40" text:outline-level="1"><text:span text:style-name="_5f_Caractères_5f_espacement_5f_-0_2c_3pt">Dans un verger, un pommier et un cerisier sont distants de 12 m. Pierre souhaite planter un groseillier, à 6 m du pommier et à 8 m du cerisier. En effectuant une figure à main levée et en justifiant, indique si c'est possible.</text:span></text:h>
        </text:list-item>
      </text:list>
      <text:section text:style-name="Sect3" text:name="Section1">
        <text:p text:style-name="_5f_Paragraphe_5f_Réponse_5f_Elève"><text:span text:style-name="_5f_pointillés_20_gris"/></text:p>
        <text:p text:style-name="_5f_Paragraphe_5f_Réponse_5f_Elève"><text:span text:style-name="_5f_pointillés_20_gris"/></text:p>
        <text:p text:style-name="_5f_Paragraphe_5f_Réponse_5f_Elève"><text:span text:style-name="_5f_pointillés_20_gris"/></text:p>
        <text:p text:style-name="_5f_Paragraphe_5f_Réponse_5f_Elève"><text:span text:style-name="_5f_pointillés_20_gris"/></text:p>
        <text:p text:style-name="_5f_Paragraphe_5f_Réponse_5f_Elève"><text:span text:style-name="_5f_pointillés_20_gris"/></text:p>
        <text:p text:style-name="P32"><text:span text:style-name="_5f_pointillés_20_gris"><text:span text:style-name="T9"><text:tab/></text:span></text:span></text:p>
        <text:p text:style-name="P32"><text:span text:style-name="_5f_pointillés_20_gris"><text:span text:style-name="T9"><text:tab/></text:span></text:span></text:p>
        <text:p text:style-name="P32"><text:span text:style-name="_5f_pointillés_20_gris"><text:span text:style-name="T9"><text:tab/></text:span></text:span></text:p>
        <text:p text:style-name="P32"><text:span text:style-name="_5f_pointillés_20_gris"><text:span text:style-name="T9"><text:tab/></text:span></text:span></text:p>
        <text:p text:style-name="_5f_Paragraphe_5f_Réponse_5f_Elève"><text:span text:style-name="_5f_pointillés_20_gris"><text:tab/></text:span></text:p>
      </text:section>
      <text:list text:continue-numbering="true" text:style-name="_5f_Numérotation_20_des_20_exercices">
        <text:list-item>
          <text:h text:style-name="P41" text:outline-level="1"><text:soft-page-break/><text:span text:style-name="_5f_Caractères_5f_espacement_5f_-0_2c_1pt">Complète en t’aidant des renseignements fournis et indique si le triangle est constructible</text:span><text:span text:style-name="_5f_Caractères_5f_espacement_5f_-0_2c_1pt"><text:span text:style-name="T11">.</text:span></text:span></text:h>
        </text:list-item>
      </text:list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><draw:g text:anchor-type="paragraph" draw:z-index="67" draw:name="Forme 2" draw:style-name="gr32"><draw:frame draw:style-name="gr33" draw:text-style-name="P52" svg:width="1.138cm" svg:height="0.433cm" svg:x="1.129cm" svg:y="2.737cm"><draw:text-box><text:p text:style-name="P43"><text:span text:style-name="T16">5 cm</text:span></text:p></draw:text-box></draw:frame><draw:frame draw:style-name="gr34" draw:text-style-name="P52" svg:width="1.138cm" svg:height="0.431cm" draw:transform="rotate (0.32026791774096) translate (1.62277777777778cm 1.78505555555556cm)"><draw:text-box><text:p text:style-name="P43"><text:span text:style-name="T16">11 cm</text:span></text:p></draw:text-box></draw:frame><draw:frame draw:style-name="gr35" draw:text-style-name="P52" svg:width="1.161cm" svg:height="0.422cm" draw:transform="rotate (0.84020150191007) translate (3.01977777777778cm 2.492375cm)"><draw:text-box><text:p text:style-name="P43"><text:span text:style-name="T16">5 cm</text:span></text:p></draw:text-box></draw:frame><draw:frame draw:style-name="gr36" draw:text-style-name="P44" svg:width="0.309cm" svg:height="0.415cm" svg:x="3.967cm" svg:y="1.111cm"><draw:text-box><text:p text:style-name="P43"><text:span text:style-name="T12">M</text:span></text:p></draw:text-box></draw:frame><draw:frame draw:style-name="gr37" draw:text-style-name="P44" svg:width="0.209cm" svg:height="0.415cm" svg:x="0cm" svg:y="2.522cm"><draw:text-box><text:p text:style-name="P43"><text:span text:style-name="T12">N</text:span></text:p></draw:text-box></draw:frame><draw:frame draw:style-name="gr38" draw:text-style-name="P44" svg:width="0.197cm" svg:height="0.415cm" svg:x="2.674cm" svg:y="2.73cm"><draw:text-box><text:p text:style-name="P43"><text:span text:style-name="T12">P</text:span></text:p></draw:text-box></draw:frame><draw:path draw:style-name="gr17" draw:text-style-name="P48" svg:width="3.55cm" svg:height="1.285cm" svg:x="0.344cm" svg:y="1.429cm" svg:viewBox="0 0 3551 1286" svg:d="M0 1286c136-124 312-159 483-185s304-92 455-166c161-76 251-42 394-152s427-180 598-222 321-122 483-171 339-53 499-131 328-127 482-222l157-37"><text:p/></draw:path><draw:path draw:style-name="gr17" draw:text-style-name="P48" svg:width="2.331cm" svg:height="0.055cm" svg:x="0.36cm" svg:y="2.676cm" svg:viewBox="0 0 2332 56" svg:d="M0 34c166-34 339 0 508-2s393-32 559 0c155 61 249-14 415 0s314-21 479-14l163-18 160 18 48 14"><text:p/></draw:path><draw:path draw:style-name="gr17" draw:text-style-name="P48" svg:width="1.2cm" svg:height="1.281cm" svg:x="2.693cm" svg:y="1.429cm" svg:viewBox="0 0 1201 1282" svg:d="M0 1282c206-173 314-208 413-391 107-198 328-325 471-482l144-171 129-166 44-72"><text:p/></draw:path></draw:g><text:span text:style-name="_5f_Caractères"/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_5f_Paragraphe_5f_Réponse_5f_Elève"><text:span text:style-name="_5f_Caractères">Dans</text:span> <text:span text:style-name="_5f_pointillés_20_gris"><text:span text:style-name="T11">................................</text:span></text:span><text:span text:style-name="_5f_pointillés_20_gris"><text:span text:style-name="T8">,</text:span></text:span></text:p>
            <text:p text:style-name="_5f_Paragraphe_5f_Réponse_5f_Elève"><text:span text:style-name="T11">o</text:span>n a : NM = <text:span text:style-name="_5f_pointillés_20_gris"><text:span text:style-name="T11">........</text:span></text:span> qui est <text:line-break/><text:span text:style-name="_5f_pointillés_20_gris"><text:span text:style-name="T11">..........................................</text:span></text:span></text:p>
            <text:p text:style-name="_5f_Paragraphe_5f_Réponse_5f_Elève">De plus : <text:line-break/>NP + PM = <text:span text:style-name="_5f_pointillés_20_gris"><text:span text:style-name="T11">........................</text:span></text:span></text:p>
            <text:p text:style-name="_5f_Paragraphe_5f_Réponse_5f_Elève">Comme : <text:line-break/>NM <text:span text:style-name="_5f_pointillés_20_gris">....</text:span><text:span text:style-name="_5f_pointillés_20_gris"><text:span text:style-name="T11">..</text:span></text:span><text:span text:style-name="_5f_pointillés_20_gris">.</text:span> NP + PM <text:line-break/>donc, d’après <text:span text:style-name="_5f_pointillés_20_gris"><text:span text:style-name="T11">....................</text:span></text:span><text:line-break/><text:span text:style-name="_5f_pointillés_20_gris"><text:span text:style-name="T11">..........................................</text:span></text:span></text:p>
            <text:p text:style-name="_5f_Paragraphe_5f_Réponse_5f_Elève">le triangle NMP <text:span text:style-name="_5f_pointillés_20_gris"><text:span text:style-name="T11">.................</text:span></text:span></text:p>
            <text:p text:style-name="_5f_Paragraphe_5f_Réponse_5f_Elève"><text:span text:style-name="_5f_pointillés_20_gris">..........................................</text:span></text:p>
            <text:h text:style-name="_5f_Paragraphe_5f_2pt" text:outline-level="1"><text:span text:style-name="_5f_Caractères_5f_2pt"/></text:h>
          </table:table-cell>
        </table:table-row>
        <table:table-row table:style-name="Tableau5.1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_5f_Paragraphe_5f_avec_5f_Num_5f_Question" text:outline-level="2"><draw:g text:anchor-type="paragraph" draw:z-index="69" draw:name="Forme 3" draw:style-name="gr10"><draw:frame draw:style-name="gr24" draw:text-style-name="P46" svg:width="1.482cm" svg:height="0.414cm" svg:x="1.621cm" svg:y="2.027cm"><draw:text-box><text:p text:style-name="P43"><text:span text:style-name="T13">15 cm</text:span></text:p></draw:text-box></draw:frame><draw:frame draw:style-name="gr24" draw:text-style-name="P46" svg:width="1.239cm" svg:height="0.414cm" draw:transform="rotate (0.357792496658838) translate (0.837847222222222cm 1.45168055555556cm)"><draw:text-box><text:p text:style-name="P43"><text:span text:style-name="T13">9 cm</text:span></text:p></draw:text-box></draw:frame><draw:frame draw:style-name="gr24" draw:text-style-name="P46" svg:width="1.333cm" svg:height="0.414cm" draw:transform="rotate (-0.324631240870946) translate (2.82222222222222cm 1.23648611111111cm)"><draw:text-box><text:p text:style-name="P43"><text:span text:style-name="T13">8 cm</text:span></text:p></draw:text-box></draw:frame><draw:frame draw:style-name="gr25" draw:text-style-name="P44" svg:width="0.246cm" svg:height="0.414cm" svg:x="1.949cm" svg:y="0.947cm"><draw:text-box><text:p text:style-name="P43"><text:span text:style-name="T12">U</text:span></text:p></draw:text-box></draw:frame><draw:frame draw:style-name="gr26" draw:text-style-name="P44" svg:width="0.225cm" svg:height="0.414cm" svg:x="0.044cm" svg:y="1.81cm"><draw:text-box><text:p text:style-name="P43"><text:span text:style-name="T12">V</text:span></text:p></draw:text-box></draw:frame><draw:frame draw:style-name="gr27" draw:text-style-name="P44" svg:width="0.327cm" svg:height="0.414cm" svg:x="4.018cm" svg:y="1.81cm"><draw:text-box><text:p text:style-name="P43"><text:span text:style-name="T12">W</text:span></text:p></draw:text-box></draw:frame><draw:path draw:style-name="gr17" draw:text-style-name="P48" svg:width="1.676cm" svg:height="0.666cm" svg:x="0.42cm" svg:y="1.316cm" svg:viewBox="0 0 1677 667" svg:d="M0 667c169-80 323-208 506-237 177-21 372-60 519-148 173-107 340-106 501-217l151-65"><text:p/></draw:path><draw:path draw:style-name="gr17" draw:text-style-name="P48" svg:width="1.758cm" svg:height="0.669cm" svg:x="2.075cm" svg:y="1.316cm" svg:viewBox="0 0 1759 670" svg:d="M0 0c159 79 349 125 519 180s342 108 504 183c173 82 356 104 510 219l166 49 60 39"><text:p/></draw:path><draw:path draw:style-name="gr17" draw:text-style-name="P48" svg:width="3.398cm" svg:height="0.053cm" svg:x="0.454cm" svg:y="1.951cm" svg:viewBox="0 0 3399 54" svg:d="M0 21c166 0 335 5 504 0s343-21 507 2c173 39 338-23 504 12s339 9 506 18c175 7 350-37 524-32s335-21 505 0h169 171l9-21"><text:p/></draw:path></draw:g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donc le triangle UVW <text:span text:style-name="_5f_pointillés_20_gris"><text:span text:style-name="T11">........</text:span></text:span></text:p>
            <text:p text:style-name="_5f_Paragraphe_5f_Réponse_5f_Elève"><text:span text:style-name="_5f_pointillés_20_gris">..........................................</text:span></text:p>
            <text:h text:style-name="P31" text:outline-level="1"><text:span text:style-name="_5f_Caractères_5f_2pt"/></text:h>
          </table:table-cell>
        </table:table-row>
        <table:table-row table:style-name="Tableau5.1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><draw:g text:anchor-type="paragraph" draw:z-index="71" draw:name="Forme 4" draw:style-name="gr10"><draw:frame draw:style-name="gr11" draw:text-style-name="P47" svg:width="1.43cm" svg:height="1.027cm" draw:transform="rotate (-1.16186568305263) translate (2.61584722222222cm 0.903111111111111cm)"><draw:text-box><text:p text:style-name="P43"><text:span text:style-name="T14">2,6 cm</text:span></text:p></draw:text-box></draw:frame><draw:line draw:style-name="gr12" draw:text-style-name="P42" svg:x1="1.7cm" svg:y1="1.66cm" svg:x2="1.853cm" svg:y2="1.849cm"><text:p/></draw:line><draw:line draw:style-name="gr12" draw:text-style-name="P42" svg:x1="1.746cm" svg:y1="1.593cm" svg:x2="1.903cm" svg:y2="1.785cm"><text:p/></draw:line><draw:line draw:style-name="gr12" draw:text-style-name="P42" svg:x1="2.527cm" svg:y1="1.621cm" svg:x2="2.411cm" svg:y2="1.812cm"><text:p/></draw:line><draw:line draw:style-name="gr12" draw:text-style-name="P42" svg:x1="2.562cm" svg:y1="1.718cm" svg:x2="2.447cm" svg:y2="1.907cm"><text:p/></draw:line><draw:frame draw:style-name="gr13" draw:text-style-name="P47" svg:width="1.285cm" svg:height="0.415cm" draw:transform="rotate (-0.00418879020478726) translate (1.58397222222222cm 2.45886111111111cm)"><draw:text-box><text:p text:style-name="P43"><text:span text:style-name="T14">5,4 cm</text:span></text:p></draw:text-box></draw:frame><draw:frame draw:style-name="gr14" draw:text-style-name="P44" svg:width="0.47cm" svg:height="0.415cm" svg:x="2.013cm" svg:y="0.429cm"><draw:text-box><text:p text:style-name="P43"><text:span text:style-name="T12">N</text:span></text:p></draw:text-box></draw:frame><draw:frame draw:style-name="gr15" draw:text-style-name="P44" svg:width="0.429cm" svg:height="0.415cm" svg:x="1.099cm" svg:y="2.258cm"><draw:text-box><text:p text:style-name="P43"><text:span text:style-name="T12">G</text:span></text:p></draw:text-box></draw:frame><draw:frame draw:style-name="gr16" draw:text-style-name="P44" svg:width="0.449cm" svg:height="0.415cm" svg:x="2.842cm" svg:y="2.232cm"><draw:text-box><text:p text:style-name="P43"><text:span text:style-name="T12">O</text:span></text:p></draw:text-box></draw:frame><draw:path draw:style-name="gr17" draw:text-style-name="P48" svg:width="0.592cm" svg:height="1.565cm" svg:x="1.528cm" svg:y="0.875cm" svg:viewBox="0 0 593 1566" svg:d="M0 1566c30-195 185-344 228-529s111-361 194-529l54-176 53-177 64-155"><text:p/></draw:path><draw:path draw:style-name="gr17" draw:text-style-name="P48" svg:width="1.216cm" svg:height="0.043cm" svg:x="1.507cm" svg:y="2.39cm" svg:viewBox="0 0 1217 44" svg:d="M0 44c183-16 356-44 543-44 182 14 365 0 547 0l127 11"><text:p/></draw:path><draw:path draw:style-name="gr17" draw:text-style-name="P48" svg:width="0.581cm" svg:height="1.551cm" svg:x="2.127cm" svg:y="0.868cm" svg:viewBox="0 0 582 1552" svg:d="M0 0c56 185 168 347 229 529s141 351 212 529l72 178 34 175 35 141"><text:p/></draw:path></draw:g></text:h>
                  </text:list-item>
                </text:list>
              </text:list-item>
            </text:list>
          </table:table-cell>
          <table:table-cell table:style-name="Tableau5.B1" office:value-type="string"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..........................................</text:span></text:p>
            <text:p text:style-name="_5f_Paragraphe_5f_Réponse_5f_Elève"><text:span text:style-name="_5f_pointillés_20_gris"><text:span text:style-name="T11">..........................................</text:span></text:span></text:p>
            <text:p text:style-name="P33"><text:span text:style-name="_5f_pointillés_20_gris">.........................................</text:span><text:span text:style-name="_5f_pointillés_20_gris"><text:span text:style-name="T11">.</text:span></text:span></text:p>
            <text:p text:style-name="P33"><text:span text:style-name="_5f_pointillés_20_gris">..........................................</text:span></text:p>
            <text:p text:style-name="P33"><text:span text:style-name="_5f_pointillés_20_gris">..........................................</text:span></text:p>
            <text:p text:style-name="P33"><text:span text:style-name="_5f_pointillés_20_gris">.........................................</text:span><text:span text:style-name="_5f_pointillés_20_gris"><text:span text:style-name="T11">.</text:span></text:span></text:p>
            <text:p text:style-name="P33"><text:span text:style-name="_5f_pointillés_20_gris">..........................................</text:span></text:p>
            <text:p text:style-name="P33"><text:span text:style-name="_5f_pointillés_20_gris"><text:span text:style-name="T8">donc </text:span></text:span><text:span text:style-name="_5f_pointillés_20_gris"><text:span text:style-name="T11">......................................................................................................................</text:span></text:span></text:p>
            <text:p text:style-name="_5f_Paragraphe_5f_Réponse_5f_Elève"><text:span text:style-name="_5f_pointillés_20_gris">..........................................</text:span></text:p>
            <text:h text:style-name="P31" text:outline-level="1"><text:span text:style-name="_5f_Caractères_5f_2pt"/></text:h>
          </table:table-cell>
        </table:table-row>
        <table:table-row table:style-name="Tableau5.1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/>
                  </text:list-item>
                </text:list>
              </text:list-item>
            </text:list>
            <text:h text:style-name="_5f_Paragraphe" text:outline-level="1">GH = 6 cm</text:h>
            <text:h text:style-name="_5f_Paragraphe" text:outline-level="1">GI = 5 cm</text:h>
            <text:h text:style-name="_5f_Paragraphe" text:outline-level="1">HI = 8 cm</text:h>
          </table:table-cell>
          <table:table-cell table:style-name="Tableau5.B1" office:value-type="string">
            <text:p text:style-name="P33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span text:style-name="T7">donc</text:span></text:span><text:span text:style-name="_5f_pointillés_20_gris"> <text:tab/></text:span></text:p>
            <text:p text:style-name="_5f_Paragraphe_5f_Réponse_5f_Elève"><text:span text:style-name="_5f_pointillés_20_gris"><text:tab/></text:span></text:p>
            <text:h text:style-name="P31" text:outline-level="1"><text:span text:style-name="_5f_Caractères_5f_2pt"/></text:h>
          </table:table-cell>
        </table:table-row>
        <table:table-row table:style-name="Tableau5.1">
          <table:table-cell table:style-name="Tableau5.A1" office:value-type="string">
            <text:list text:continue-numbering="true" text:style-name="_5f_Numérotation_20_des_20_exercices">
              <text:list-item>
                <text:list>
                  <text:list-item>
                    <text:h text:style-name="P35" text:outline-level="2"/>
                  </text:list-item>
                </text:list>
              </text:list-item>
            </text:list>
            <text:h text:style-name="_5f_Paragraphe" text:outline-level="1">SN = 5,01 cm</text:h>
            <text:h text:style-name="_5f_Paragraphe" text:outline-level="1">SV = 4,9 cm</text:h>
            <text:h text:style-name="_5f_Paragraphe" text:outline-level="1">NV = 1,1 mm</text:h>
          </table:table-cell>
          <table:table-cell table:style-name="Tableau5.B1" office:value-type="string"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<text:span text:style-name="_5f_pointillés_20_gris"><text:tab/></text:span></text:p>
            <text:p text:style-name="_5f_Paragraphe_5f_Réponse_5f_Elève">donc<text:span text:style-name="T11"> </text:span><text:span text:style-name="_5f_pointillés_20_gris"><text:tab/></text:span></text:p>
            <text:p text:style-name="_5f_Paragraphe_5f_Réponse_5f_Elève"><text:span text:style-name="_5f_pointillés_20_gris"><text:tab/></text:span></text:p>
          </table:table-cell>
        </table:table-row>
      </table:table>
      <text:list text:continue-numbering="true" text:style-name="_5f_Numérotation_20_des_20_exercices">
        <text:list-item>
          <text:h text:style-name="P39" text:outline-level="1"><text:span text:style-name="_5f_Caractères"><text:s/>Triangles et périmètre</text:span></text:h>
          <text:list>
            <text:list-item>
              <text:h text:style-name="P35" text:outline-level="2"><text:span text:style-name="_5f_Caractères">Soit un triangle ABC tel que AB = 5 cm et BC = 6,5 cm. Calcule AC pour que le périmètre soit égal à 14 cm.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5" text:outline-level="2"><text:span text:style-name="_5f_Caractères">Combien existe-t-il de triangles isocèles de périmètre 14 cm et dont un côté mesure 6 cm ?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text:tab/></text:span></text:p>
      <text:list text:continue-numbering="true" text:style-name="_5f_Numérotation_20_des_20_exercices">
        <text:list-item>
          <text:list>
            <text:list-item>
              <text:h text:style-name="P35" text:outline-level="2"><text:span text:style-name="_5f_Caractères">Combien existe-t-il de triangles isocèles de périmètre 14 cm et dont un côté mesure 3 cm ?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h text:style-name="P35" text:outline-level="2"><text:span text:style-name="_5f_Caractères">Combien existe-t-il de triangles isocèles de périmètre 14 cm et dont un côté mesure 9 cm ?</text:span></text:h>
            </text:list-item>
          </text:list>
        </text:list-item>
      </text:list>
      <text:p text:style-name="_5f_Paragraphe_5f_Réponse_5f_Elève"><text:span text:style-name="_5f_pointillés_20_gris"><text:tab/></text:span></text:p>
      <text:p text:style-name="_5f_Paragraphe_5f_Réponse_5f_Elève"><text:span text:style-name="_5f_pointillés_20_gris"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PingFang SC" svg:font-family="'PingFang SC'" style:font-family-generic="system" style:font-pitch="variable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marker draw:name="Dimension_20_Lines" draw:display-name="Dimension Lines" svg:viewBox="0 0 836 110" svg:d="M0 0h278 278 280v36 36 38h-278-278-280v-36-36z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Paragraphe" style:display-name="_Paragraphe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Standard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Standard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Standard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Standard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Standard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Standard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Standard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Standard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Standard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Paragraphe_5f_Programmation" style:display-name="_Paragraphe_Programmation" style:family="paragraph" style:parent-style-name="Standard" style:list-style-name="_5f_Numérotation_20_des_20_exercices" style:master-page-name="">
      <loext:graphic-properties draw:fill="solid" draw:fill-color="#fcf7ed"/>
      <style:paragraph-properties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_5f_Numéros_20_exercices" style:display-name="_Numéros exercices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gris" style:display-name="_Caractères_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2pt" style:display-name="_Caractères_2pt" style:family="text" style:parent-style-name="_5f_Caractères">
      <style:text-properties fo:font-size="2p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propriétés" style:display-name="_Numérotation des propriétés">
      <text:list-level-style-number text:level="1" text:style-name="_5f_Caractères" loext:num-list-format="Propriété %1%." style:num-prefix="Propriété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définitions" style:display-name="_Numérotation des définitions">
      <text:list-level-style-number text:level="1" text:style-name="_5f_Caractères" loext:num-list-format="Définition %1%." style:num-prefix="Définition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mples" style:display-name="_Numérotation des exemples">
      <text:list-level-style-number text:level="1" text:style-name="_5f_Caractères" loext:num-list-format="Exemple  %1%." style:num-prefix="Exemple 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1er_20_niveau" style:display-name="_Num question lycée 1er niveau">
      <text:list-level-style-number text:level="1" text:style-name="Character_5f_20_5f_style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space" fo:text-indent="0.501cm" fo:margin-left="0.499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_5f_Num_20_Exercice_20_lycee" style:display-name="_Num Exercice lycee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_20_question_20_lycée_20_2ème_20_niveau" style:display-name="_Num question lycée 2ème niveau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M_20_page_20_impaire_20__28_D_29_">
      <style:text-properties officeooo:rsid="01035d0f" officeooo:paragraph-rsid="01035d0f"/>
    </style:style>
    <style:style style:name="MP2" style:family="paragraph">
      <loext:graphic-properties draw:fill="solid" draw:fill-color="#7fb241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8" style:family="paragraph" style:parent-style-name="_5f_Footer_20_page_20_paire_20__28_G_29_">
      <style:text-properties officeooo:paragraph-rsid="013b50d8"/>
    </style:style>
    <style:style style:name="MP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10" style:family="paragraph" style:parent-style-name="_5f_Header_20_M_20_page_20_impaire_20__28_D_29_">
      <style:text-properties officeooo:rsid="0101a5c8" officeooo:paragraph-rsid="0101a5c8"/>
    </style:style>
    <style:style style:name="MP11" style:family="paragraph" style:parent-style-name="_5f_Header_20_M_20_page_20_paire_20__28_G_29_">
      <style:text-properties officeooo:rsid="0101a5c8" officeooo:paragraph-rsid="0101a5c8"/>
    </style:style>
    <style:style style:name="MP12" style:family="paragraph" style:parent-style-name="_5f_Header_20_D_20_page_20_impaire_20__28_D_29_">
      <style:text-properties officeooo:rsid="0101821f" officeooo:paragraph-rsid="0101821f"/>
    </style:style>
    <style:style style:name="MP13" style:family="paragraph">
      <loext:graphic-properties draw:fill="solid" draw:fill-color="#9d0f89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_5f_Header_20_D_20_page_20_paire_20__28_G_29_">
      <style:text-properties officeooo:rsid="0101821f" officeooo:paragraph-rsid="0101821f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7" style:family="paragraph" style:parent-style-name="_5f_Footer_20_page_20_paire_20__28_G_29_">
      <style:text-properties officeooo:paragraph-rsid="01397109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 style:parent-style-name="_5f_Header_20_D_20_page_20_paire_20__28_G_29_">
      <style:text-properties officeooo:paragraph-rsid="00fe4814"/>
    </style:style>
    <style:style style:name="MP2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1" style:family="paragraph" style:parent-style-name="_5f_Footer_20_page_20_paire_20__28_G_29_">
      <style:text-properties officeooo:paragraph-rsid="0135ac9e"/>
    </style:style>
    <style:style style:name="MP22" style:family="paragraph" style:parent-style-name="_5f_Header_20_G_20_page_20_impaire_20__28_D_29_">
      <style:text-properties officeooo:rsid="00fc60e2" officeooo:paragraph-rsid="00fc60e2"/>
    </style:style>
    <style:style style:name="MP23" style:family="paragraph">
      <loext:graphic-properties draw:fill="solid" draw:fill-color="#1ca2b8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27" style:family="paragraph" style:parent-style-name="_5f_Footer_20_page_20_paire_20__28_G_29_">
      <style:text-properties officeooo:paragraph-rsid="01336347"/>
    </style:style>
    <style:style style:name="MP28" style:family="paragraph" style:parent-style-name="_5f_Header_20_G_20_page_20_paire_20__28_G_29_">
      <style:text-properties officeooo:rsid="00fbc68f" officeooo:paragraph-rsid="00fbc68f"/>
    </style:style>
    <style:style style:name="MP29" style:family="paragraph" style:parent-style-name="_5f_Header_20_G_20_page_20_paire_20__28_G_29_">
      <style:text-properties officeooo:rsid="00ff3616" officeooo:paragraph-rsid="00ff3616"/>
    </style:style>
    <style:style style:name="MP30" style:family="paragraph" style:parent-style-name="_5f_Footer_20_page_20_impaire_20__28_D_29_">
      <style:text-properties officeooo:paragraph-rsid="01316a8b"/>
    </style:style>
    <style:style style:name="MP31" style:family="paragraph" style:parent-style-name="_5f_Footer_20_page_20_paire_20__28_G_29_">
      <style:text-properties officeooo:paragraph-rsid="01316a8b"/>
    </style:style>
    <style:style style:name="MP3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33" style:family="paragraph">
      <loext:graphic-properties draw:fill="solid" draw:fill-color="#d7e12c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3" style:family="text">
      <style:text-properties fo:font-variant="small-caps" fo:color="#7fb241" loext:opacity="100%" style:font-name="Bitstream Vera Sans6" fo:font-size="16pt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5" style:family="text">
      <style:text-properties fo:font-size="16pt" officeooo:rsid="00fe4814" style:font-size-asian="16pt" style:font-size-complex="16pt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7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1ca2b8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Mesures_5f_CLR_5f_7fb241_5f_2col" style:display-name="SERIE_Mesures_CLR_7fb241_2col" style:page-layout-name="Mpm10" draw:style-name="Mdp1">
      <style:header>
        <text:p text:style-name="MP1"><draw:path text:anchor-type="paragraph" draw:z-index="43" draw:name="Fond_Num_Serie_Im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7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1" draw:name="Ligne_Entete_Impair_Mesures_2col" draw:style-name="Mgr3" draw:text-style-name="MP3" svg:x1="16.023cm" svg:y1="0.36cm" svg:x2="20.496cm" svg:y2="0.36cm"><text:p/></draw:line><draw:line text:anchor-type="paragraph" draw:z-index="56" draw:name="Ligne_Verticale_Impair_Mesures_2col" draw:style-name="Mgr3" draw:text-style-name="MP3" svg:x1="9.477cm" svg:y1="1.979cm" svg:x2="9.477cm" svg:y2="27.016cm"><text:p/></draw:line><draw:g text:anchor-type="paragraph" draw:z-index="7" draw:name="Fond_Num_Page_Impair_Mesures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"><draw:path text:anchor-type="paragraph" draw:z-index="44" draw:name="Fond_Num_Serie_Pair_Mesures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8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2" draw:name="Ligne_Entete_Pair_Mesures_2col" draw:style-name="Mgr3" draw:text-style-name="MP3" svg:x1="16.023cm" svg:y1="0.36cm" svg:x2="20.496cm" svg:y2="0.36cm"><text:p/></draw:line><draw:line text:anchor-type="paragraph" draw:z-index="57" draw:name="Ligne_Verticale_Pair_Mesures_2col" draw:style-name="Mgr3" draw:text-style-name="MP3" svg:x1="9.502cm" svg:y1="2.046cm" svg:x2="9.502cm" svg:y2="27.083cm"><text:p/></draw:line><draw:g text:anchor-type="paragraph" draw:z-index="8" draw:name="Fond_Num_Page_Pair_Mesures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-left>
      <style:footer>
        <text:h text:style-name="MP6" text:outline-level="1"><draw:frame draw:style-name="Mfr1" draw:name="Cadre_Pied_Impair_Mesur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10"><draw:path text:anchor-type="paragraph" draw:z-index="41" draw:name="Fond_Num_Serie_Im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5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49" draw:name="Ligne_Entete_Impair_Mesures_1col" draw:style-name="Mgr3" draw:text-style-name="MP3" svg:x1="16.023cm" svg:y1="0.36cm" svg:x2="20.496cm" svg:y2="0.36cm"><text:p/></draw:line><draw:g text:anchor-type="paragraph" draw:z-index="5" draw:name="Fond_Num_Page_Impair_Mesures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4">À </text:span><text:span text:style-name="MT3">compléter</text:span></text:p>
      </style:header>
      <style:header-left>
        <text:p text:style-name="MP11"><draw:path text:anchor-type="paragraph" draw:z-index="42" draw:name="Fond_Num_Serie_Pair_Mesures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6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50" draw:name="Ligne_Entete_Pair_Mesures_1col" draw:style-name="Mgr3" draw:text-style-name="MP3" svg:x1="16.023cm" svg:y1="0.36cm" svg:x2="20.496cm" svg:y2="0.36cm"><text:p/></draw:line><draw:g text:anchor-type="paragraph" draw:z-index="6" draw:name="Fond_Num_Page_Pair_Mesures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6" text:outline-level="1"><draw:frame draw:style-name="Mfr1" draw:name="Cadre_Pied_Impair_Mesur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8" text:outline-level="1"><draw:frame draw:style-name="Mfr1" draw:name="Cadre_Pied_Pair_Mesur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12"><draw:path text:anchor-type="paragraph" draw:z-index="33" draw:name="Fond_Num_Serie_Im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4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9" draw:name="Ligne_Entete_Impair_Donnees_2col" draw:style-name="Mgr7" draw:text-style-name="MP3" svg:x1="16.023cm" svg:y1="0.36cm" svg:x2="20.496cm" svg:y2="0.36cm"><text:p/></draw:line><draw:line text:anchor-type="paragraph" draw:z-index="54" draw:name="Ligne_Verticale_Impair_Donnees_2col" draw:style-name="Mgr7" draw:text-style-name="MP3" svg:x1="9.477cm" svg:y1="2.007cm" svg:x2="9.477cm" svg:y2="27.044cm"><text:p/></draw:line><draw:g text:anchor-type="paragraph" draw:z-index="1" draw:name="Fond_Num_Page_Impair_Donnees_2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5"><draw:path text:anchor-type="paragraph" draw:z-index="16" draw:name="Fond_Num_Serie_Pair_Donnees_2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5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0" draw:name="Ligne_Entete_Pair_Donnees_2col" draw:style-name="Mgr7" draw:text-style-name="MP3" svg:x1="16.023cm" svg:y1="0.36cm" svg:x2="20.496cm" svg:y2="0.36cm"><text:p/></draw:line><draw:line text:anchor-type="paragraph" draw:z-index="55" draw:name="Ligne_Verticale_Pair_Donnees_2col" draw:style-name="Mgr7" draw:text-style-name="MP3" svg:x1="9.533cm" svg:y1="1.949cm" svg:x2="9.533cm" svg:y2="26.986cm"><text:p/></draw:line><draw:g text:anchor-type="paragraph" draw:z-index="4" draw:name="Fond_Num_Page_Pair_Donnees_2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16" text:outline-level="1"><draw:frame draw:style-name="Mfr1" draw:name="Cadre_Pied_Impair_Donnees_2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Donnees_2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29" draw:name="Fond_Num_Serie_Im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1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8" draw:name="Ligne_Entete_Impair_Donnees_1col" draw:style-name="Mgr7" draw:text-style-name="MP3" svg:x1="16.023cm" svg:y1="0.36cm" svg:x2="20.496cm" svg:y2="0.36cm"><text:p/></draw:line><draw:g text:anchor-type="paragraph" draw:z-index="2" draw:name="Fond_Num_Page_Impair_Donnees_1col" draw:style-name="Mgr4"><draw:path draw:style-name="Mgr8" draw:text-style-name="MP1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9"><draw:path text:anchor-type="paragraph" draw:z-index="30" draw:name="Fond_Num_Serie_Pair_Donnees_1col" draw:style-name="Mgr6" draw:text-style-name="MP13" svg:width="4.329cm" svg:height="2.24cm" svg:x="-1.499cm" svg:y="-1cm" svg:viewBox="0 0 4330 2241" svg:d="M0 2241l3984-288c209-15 363-168 345-342l-170-1611h-4159z"><text:p/></draw:path><draw:frame text:anchor-type="paragraph" draw:z-index="32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7" draw:name="Ligne_Entete_Pair_Donnees_1col" draw:style-name="Mgr7" draw:text-style-name="MP3" svg:x1="16.023cm" svg:y1="0.36cm" svg:x2="20.496cm" svg:y2="0.36cm"><text:p/></draw:line><draw:g text:anchor-type="paragraph" draw:z-index="3" draw:name="Fond_Num_Page_Pair_Donnees_1col" draw:style-name="Mgr4"><draw:path draw:style-name="Mgr8" draw:text-style-name="MP14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5">À compléter</text:span></text:span></text:p>
      </style:header-left>
      <style:footer>
        <text:h text:style-name="MP20" text:outline-level="1"><draw:frame draw:style-name="Mfr1" draw:name="Cadre_Pied_Impair_Donnees_1col" text:anchor-type="paragraph" svg:x="12.428cm" svg:y="-0.088cm" draw:z-index="0"><draw:text-box fo:min-height="0.499cm" fo:min-width="5.126cm"><text:h text:style-name="MP7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1" text:outline-level="1"><draw:frame draw:style-name="Mfr1" draw:name="Cadre_Pied_Pair_Donnees_1col" text:anchor-type="paragraph" svg:x="1.178cm" svg:y="-0.145cm" draw:z-index="0"><draw:text-box fo:min-height="0.536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22"><draw:path text:anchor-type="paragraph" draw:z-index="11" draw:name="Fond_Num_Serie_Im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53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25" draw:name="Ligne_Entete_Impair_Geometrie_2col" draw:style-name="Mgr10" draw:text-style-name="MP3" svg:x1="68.97cm" svg:y1="0.36cm" svg:x2="61.297cm" svg:y2="0.36cm"><text:p/></draw:line><draw:line text:anchor-type="paragraph" draw:z-index="26" draw:name="Ligne_Verticale_Impair_Geometrie_2col" draw:style-name="Mgr10" draw:text-style-name="MP3" svg:x1="9.477cm" svg:y1="1.949cm" svg:x2="9.477cm" svg:y2="26.986cm"><text:p/></draw:line><draw:g text:anchor-type="paragraph" draw:z-index="12" draw:name="Fond_Num_Page_Impair_Geometrie_2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6">Utiliser l'inégalité triangulaire</text:span></text:p>
      </style:header>
      <style:header-left>
        <text:p text:style-name="MP25"><draw:path text:anchor-type="paragraph" draw:z-index="0" draw:name="Fond_Num_Serie_Pair_Geometrie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28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27" draw:name="Ligne_Entete_Pair_Geometrie_2col" draw:style-name="Mgr10" draw:text-style-name="MP3" svg:x1="87.599cm" svg:y1="0.36cm" svg:x2="80.074cm" svg:y2="0.36cm"><text:p/></draw:line><draw:line text:anchor-type="paragraph" draw:z-index="36" draw:name="Ligne_Verticale_Pair_Geometrie_2col" draw:style-name="Mgr10" draw:text-style-name="MP3" svg:x1="9.477cm" svg:y1="2.028cm" svg:x2="9.477cm" svg:y2="27.065cm"><text:p/></draw:line><draw:g text:anchor-type="paragraph" draw:z-index="13" draw:name="Fond_Num_Page_Pair_Geometrie_2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6">Utiliser l'inégalité triangulaire</text:span></text:p>
      </style:header-left>
      <style:footer>
        <text:h text:style-name="MP26" text:outline-level="1"><draw:frame draw:style-name="Mfr1" draw:name="Cadre_Pied_Impair_Geometrie_2col" text:anchor-type="paragraph" svg:x="12.587cm" svg:y="-0.088cm" draw:z-index="64"><draw:text-box fo:min-height="0.499cm" fo:min-width="5.126cm"><text:h text:style-name="MP7" text:outline-level="1">Triangles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27" text:outline-level="1"><draw:frame draw:style-name="Mfr1" draw:name="Cadre_Pied_Pair_Geometrie_2col" text:anchor-type="paragraph" svg:x="1.231cm" svg:y="-0.021cm" draw:z-index="65"><draw:text-box fo:min-height="0.425cm" fo:min-width="6.994cm"><text:h text:style-name="MP9" text:outline-level="1">Triangl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28"><draw:path text:anchor-type="paragraph" draw:z-index="19" draw:name="Fond_Num_Serie_Im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21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2" draw:name="Ligne_Entete_Impair_Geometrie_1col" draw:style-name="Mgr10" draw:text-style-name="MP3" svg:x1="16.023cm" svg:y1="0.36cm" svg:x2="20.496cm" svg:y2="0.36cm"><text:p/></draw:line><draw:g text:anchor-type="paragraph" draw:z-index="14" draw:name="Fond_Num_Page_Impair_Geometrie_1col" draw:style-name="Mgr4"><draw:path draw:style-name="Mgr11" draw:text-style-name="MP24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29"><draw:path text:anchor-type="paragraph" draw:z-index="23" draw:name="Fond_Num_Serie_Pair_Geometrie_1col" draw:style-name="Mgr12" draw:text-style-name="MP23" svg:width="4.329cm" svg:height="2.24cm" svg:x="-1.499cm" svg:y="-1cm" svg:viewBox="0 0 4330 2241" svg:d="M0 2241l3984-288c209-15 363-168 345-342l-170-1611h-4159z"><text:p/></draw:path><draw:frame text:anchor-type="paragraph" draw:z-index="20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8" draw:name="Ligne_Entete_Pair_Geometrie_1col" draw:style-name="Mgr10" draw:text-style-name="MP3" svg:x1="16.023cm" svg:y1="0.36cm" svg:x2="20.496cm" svg:y2="0.36cm"><text:p/></draw:line><draw:g text:anchor-type="paragraph" draw:z-index="10" draw:name="Fond_Num_Page_Pair_Geometrie_1col" draw:style-name="Mgr4"><draw:path draw:style-name="Mgr11" draw:text-style-name="MP24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0" text:outline-level="1"><draw:frame draw:style-name="Mfr1" draw:name="Cadre_Pied_Impair_Geometrie_1col" text:anchor-type="paragraph" svg:x="12.534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31" text:outline-level="1"><draw:frame draw:style-name="Mfr1" draw:name="Cadre_Pied_Pair_Geometrie_1col" text:anchor-type="paragraph" svg:x="1.178cm" svg:y="-0.012cm" draw:z-index="0"><draw:text-box fo:min-height="0.48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CLR_5f_d7e12c_5f_2col" style:display-name="SERIE_Numerique_CLR_d7e12c_2col" style:page-layout-name="Mpm10" draw:style-name="Mdp1">
      <style:header>
        <text:p text:style-name="MP32"><draw:path text:anchor-type="paragraph" draw:z-index="58" draw:name="Fond_Num_Serie_Im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59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60" draw:name="Ligne_Entete_Impair_Numerique_2col" draw:style-name="Mgr14" draw:text-style-name="MP3" svg:x1="16.023cm" svg:y1="0.36cm" svg:x2="20.496cm" svg:y2="0.36cm"><text:p/></draw:line><draw:line text:anchor-type="paragraph" draw:z-index="61" draw:name="Ligne_Verticale_Impair_Numerique_2col" draw:style-name="Mgr14" draw:text-style-name="MP3" svg:x1="9.477cm" svg:y1="2.007cm" svg:x2="9.477cm" svg:y2="27.044cm"><text:p/></draw:line><draw:g text:anchor-type="paragraph" draw:z-index="15" draw:name="Fond_Num_Page_Impair_Numerique_2col" draw:style-name="Mgr4"><draw:path draw:style-name="Mgr15" draw:text-style-name="MP3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2"><draw:path text:anchor-type="paragraph" draw:z-index="62" draw:name="Fond_Num_Serie_Pair_Numerique_2col" draw:style-name="Mgr13" draw:text-style-name="MP33" svg:width="4.329cm" svg:height="2.24cm" svg:x="-1.499cm" svg:y="-1cm" svg:viewBox="0 0 4330 2241" svg:d="M0 2241l3984-288c209-15 363-168 345-342l-170-1611h-4159z"><text:p/></draw:path><draw:frame text:anchor-type="paragraph" draw:z-index="63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7" draw:name="Ligne_Entete_Pair_Numerique_2col" draw:style-name="Mgr14" draw:text-style-name="MP3" svg:x1="16.023cm" svg:y1="0.36cm" svg:x2="20.496cm" svg:y2="0.36cm"><text:p/></draw:line><draw:line text:anchor-type="paragraph" draw:z-index="24" draw:name="Ligne_Verticale_Pair_Numerique_2col" draw:style-name="Mgr14" draw:text-style-name="MP3" svg:x1="9.477cm" svg:y1="2.007cm" svg:x2="9.477cm" svg:y2="27.044cm"><text:p/></draw:line><draw:g text:anchor-type="paragraph" draw:z-index="9" draw:name="Fond_Num_Page_Pair_Numerique_2col" draw:style-name="Mgr4"><draw:path draw:style-name="Mgr15" draw:text-style-name="MP3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7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9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8:53:10.295000000</meta:creation-date>
    <meta:initial-creator>M. KHARROUBI</meta:initial-creator>
    <meta:editing-duration>PT1H11M28S</meta:editing-duration>
    <meta:editing-cycles>11</meta:editing-cycles>
    <meta:generator>LibreOffice/7.6.1.2$Linux_X86_64 LibreOffice_project/f5defcebd022c5bc36bbb79be232cb6926d8f674</meta:generator>
    <dc:date>2024-07-04T07:35:27.632686515</dc:date>
    <meta:document-statistic meta:table-count="3" meta:image-count="0" meta:object-count="0" meta:page-count="2" meta:paragraph-count="160" meta:word-count="561" meta:character-count="3595" meta:non-whitespace-character-count="3075"/>
    <meta:template xlink:type="simple" xlink:actuate="onRequest" xlink:title="Modele_Cahier" xlink:href="../../../../../../../../.config/libreoffice/4/user/template/Modele_Cahier.ott" meta:date="2024-07-03T08:01:36.643005617"/>
  </office:meta>
</office:document-meta>
</file>